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4c62" officeooo:paragraph-rsid="00044c62"/>
    </style:style>
    <style:style style:name="P2" style:family="paragraph" style:parent-style-name="Standard">
      <style:paragraph-properties fo:text-align="end" style:justify-single-word="false"/>
      <style:text-properties officeooo:rsid="00044c62" officeooo:paragraph-rsid="00044c6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Which all databases are supported by RDS?</text:p>
      <text:p text:style-name="P1">Mysql, SqlServer, Oracle RDBMS</text:p>
      <text:p text:style-name="P1"/>
      <text:p text:style-name="P1">Which of the following are Persistent storage options? EBS, Local Storage, S3, Glacier?</text:p>
      <text:p text:style-name="P1">EBS</text:p>
      <text:p text:style-name="P1"/>
      <text:p text:style-name="P1">What is the name of service used for deployments?</text:p>
      <text:p text:style-name="P1">AWS Code deploy</text:p>
      <text:p text:style-name="P1"/>
      <text:p text:style-name="P1">How many regions, Availability Zones &amp; Edge locations are available in AWS? </text:p>
      <text:p text:style-name="P1">10 regions, 25 AZ, 25 edge centres</text:p>
      <text:p text:style-name="P1"/>
      <text:p text:style-name="P1">Which service can be used to analyse all API call logs?</text:p>
      <text:p text:style-name="P1">AWS CLOUD TRAIL</text:p>
      <text:p text:style-name="P1"/>
      <text:p text:style-name="P1">Which was the first service offered by AWS?</text:p>
      <text:p text:style-name="P1">AMAZON S3</text:p>
      <text:p text:style-name="P1"/>
      <text:p text:style-name="P1">Which AWS region is nearest to India? </text:p>
      <text:p text:style-name="P1">ASIA PACIFIC(SINGAPORE)</text:p>
      <text:p text:style-name="P1"/>
      <text:p text:style-name="P1">What is IAM?</text:p>
      <text:p text:style-name="P1">AWS Identity and Access Management is a web service that enables Amazon Web Services (AWS) customers to manage users and user permissions in AWS. The service is targeted at organizations with multiple users or systems that use AWS products such as Amazon EC2, Amazon RDS, and the AWS Management Console. With IAM, you can centrally manage users, security credentials such as access keys, and permissions that control which AWS resources users can access. </text:p>
      <text:p text:style-name="P1"/>
      <text:p text:style-name="P1">What is VPC?</text:p>
      <text:p text:style-name="P1">Amazon Virtual Private Cloud (Amazon VPC) lets you provision a logically isolated section of the Amazon Web Services (AWS) Cloud where you can launch AWS resources in a virtual network that you define. You have complete control over your virtual networking environment, including selection of your own IP address range, creation of subnets, and configuration of route tables and network gateways.</text:p>
      <text:p text:style-name="P1"/>
      <text:p text:style-name="P1">What is difference between S3 &amp; Glacier?</text:p>
      <text:p text:style-name="P1">The Glacier is storage on AWS like S3. It store data in archive form and with low cost. The data which we are going to retrieve rarely can be stored here.The main difference between S3 and glacier is S3 provides real-time storage retrieval means you can upload and download data in minutes, whereas in Glacier as it is a cold storage retrieval of data takes minimum 4 hours.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1T01:30:12.398744178</meta:creation-date>
    <dc:date>2015-02-11T01:46:47.254835590</dc:date>
    <meta:editing-duration>PT42S</meta:editing-duration>
    <meta:editing-cycles>1</meta:editing-cycles>
    <meta:document-statistic meta:table-count="0" meta:image-count="0" meta:object-count="0" meta:page-count="1" meta:paragraph-count="20" meta:word-count="304" meta:character-count="1808" meta:non-whitespace-character-count="1520"/>
    <meta:generator>LibreOffice/4.2.3.3$Linux_X86_64 LibreOffice_project/420m0$Build-3</meta:generator>
  </office:meta>
</office:document-meta>
</file>